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877cm" fo:margin-left="-0.191cm" table:align="left" style:writing-mode="lr-tb"/>
    </style:style>
    <style:style style:name="Таблица1.A" style:family="table-column">
      <style:table-column-properties style:column-width="9.43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style style:name="P3" style:family="paragraph" style:parent-style-name="Standard">
      <style:paragraph-properties fo:text-align="end" style:justify-single-word="false" fo:hyphenation-ladder-count="no-limit" style:snap-to-layout-grid="false"/>
      <style:text-properties fo:hyphenate="true" fo:hyphenation-remain-char-count="2" fo:hyphenation-push-char-count="2"/>
    </style:style>
    <style:style style:name="P4" style:family="paragraph" style:parent-style-name="Standard">
      <style:paragraph-properties fo:hyphenation-ladder-count="no-limit" style:snap-to-layout-grid="false"/>
      <style:text-properties fo:language="ru" fo:country="RU" fo:hyphenate="true" fo:hyphenation-remain-char-count="2" fo:hyphenation-push-char-count="2"/>
    </style:style>
    <style:style style:name="P5" style:family="paragraph" style:parent-style-name="Standard">
      <style:paragraph-properties fo:hyphenation-ladder-count="no-limit" style:snap-to-layout-grid="false"/>
      <style:text-properties fo:hyphenate="true" fo:hyphenation-remain-char-count="2" fo:hyphenation-push-char-count="2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style:use-window-font-color="true" officeooo:paragraph-rsid="001a06da"/>
    </style:style>
    <style:style style:name="P9" style:family="paragraph" style:parent-style-name="Standard">
      <style:paragraph-properties fo:text-align="end" style:justify-single-word="false"/>
      <style:text-properties style:use-window-font-color="true" fo:font-size="12pt" officeooo:rsid="00289bf1" officeooo:paragraph-rsid="00289bf1" style:font-name-asian="Arial" style:font-size-asian="12pt" style:font-size-complex="12pt"/>
    </style:style>
    <style:style style:name="P10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</style:style>
    <style:style style:name="P11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hyphenation-ladder-count="no-limit" fo:text-indent="0.951cm" style:auto-text-indent="false"/>
      <style:text-properties fo:hyphenate="true" fo:hyphenation-remain-char-count="2" fo:hyphenation-push-char-count="2"/>
    </style:style>
    <style:style style:name="P12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hyphenation-ladder-count="no-limit" fo:text-indent="0.951cm" style:auto-text-indent="false"/>
      <style:text-properties officeooo:paragraph-rsid="001842ae" fo:hyphenate="true" fo:hyphenation-remain-char-count="2" fo:hyphenation-push-char-count="2"/>
    </style:style>
    <style:style style:name="P13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font-size="12pt" style:font-size-asian="12pt" style:language-asian="ru" style:country-asian="RU" style:font-size-complex="12pt"/>
    </style:style>
    <style:style style:name="P14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color="#000000" fo:font-size="12pt" fo:font-weight="bold" style:font-size-asian="12pt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margin-left="0cm" fo:margin-right="0cm" fo:margin-top="0.212cm" fo:margin-bottom="0cm" style:contextual-spacing="false" fo:text-align="start" style:justify-single-word="false" fo:text-indent="0.951cm" style:auto-text-indent="false"/>
      <style:text-properties style:use-window-font-color="true" fo:font-size="12pt" officeooo:rsid="001a2f7d" officeooo:paragraph-rsid="001a2f7d" style:font-size-asian="12pt" style:language-asian="ru" style:country-asian="RU" style:font-size-complex="12pt"/>
    </style:style>
    <style:style style:name="P16" style:family="paragraph" style:parent-style-name="Standard">
      <style:paragraph-properties fo:margin-left="0cm" fo:margin-right="0cm" fo:margin-top="0.212cm" fo:margin-bottom="0cm" style:contextual-spacing="false" fo:text-align="start" style:justify-single-word="false" fo:text-indent="0.951cm" style:auto-text-indent="false"/>
      <style:text-properties fo:color="#ff0000" fo:font-size="12pt" officeooo:paragraph-rsid="0032dc8e" style:font-size-asian="12pt" style:language-asian="ru" style:country-asian="RU" style:font-size-complex="12pt"/>
    </style:style>
    <style:style style:name="P17" style:family="paragraph" style:parent-style-name="Standard" style:master-page-name="Standard">
      <style:paragraph-properties fo:text-align="end" style:justify-single-word="false" fo:hyphenation-ladder-count="no-limit" style:page-number="auto" style:snap-to-layout-grid="false"/>
      <style:text-properties fo:language="ru" fo:country="RU" fo:hyphenate="true" fo:hyphenation-remain-char-count="2" fo:hyphenation-push-char-count="2"/>
    </style:style>
    <style:style style:name="T1" style:family="text">
      <style:text-properties fo:color="#000000" fo:language="ru" fo:country="RU" fo:font-weight="bold" style:font-name-asian="Arial" style:font-weight-asian="bold" style:font-weight-complex="bold"/>
    </style:style>
    <style:style style:name="T2" style:family="text">
      <style:text-properties fo:color="#000000" fo:font-size="12pt" fo:language="ru" fo:country="RU" style:text-underline-style="none" style:font-name-asian="Arial" style:font-size-asian="12pt" style:font-size-complex="12pt" style:font-weight-complex="bold"/>
    </style:style>
    <style:style style:name="T3" style:family="text">
      <style:text-properties fo:color="#000000" fo:font-size="12pt" fo:font-weight="bold" style:font-name-asian="Arial" style:font-size-asian="12pt" style:font-weight-asian="bold" style:font-size-complex="12pt" style:font-weight-complex="bold"/>
    </style:style>
    <style:style style:name="T4" style:family="text">
      <style:text-properties fo:color="#000000" fo:font-size="12pt" fo:font-weight="bold" style:font-size-asian="12pt" style:font-weight-asian="bold" style:font-size-complex="12pt" style:font-style-complex="italic" style:font-weight-complex="bold"/>
    </style:style>
    <style:style style:name="T5" style:family="text">
      <style:text-properties fo:color="#000000" fo:font-size="12pt" style:font-size-asian="12pt" style:font-size-complex="12pt" style:font-style-complex="italic" style:font-weight-complex="bold"/>
    </style:style>
    <style:style style:name="T6" style:family="text">
      <style:text-properties fo:color="#000000" fo:font-size="12pt" officeooo:rsid="00170516" style:font-size-asian="12pt" style:font-size-complex="12pt" style:font-style-complex="italic" style:font-weight-complex="bold"/>
    </style:style>
    <style:style style:name="T7" style:family="text">
      <style:text-properties fo:color="#000000" fo:font-size="12pt" fo:font-style="italic" style:font-size-asian="12pt" style:font-style-asian="italic" style:font-size-complex="12pt" style:font-style-complex="italic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asian="12pt" style:font-size-complex="12pt" style:font-style-complex="italic"/>
    </style:style>
    <style:style style:name="T10" style:family="text">
      <style:text-properties fo:font-size="12pt" style:font-size-asian="12pt" style:font-size-complex="12pt" style:font-style-complex="italic" style:font-weight-complex="bold"/>
    </style:style>
    <style:style style:name="T11" style:family="text">
      <style:text-properties fo:font-size="12pt" officeooo:rsid="0024e0ab" style:font-size-asian="12pt" style:font-size-complex="12pt"/>
    </style:style>
    <style:style style:name="T12" style:family="text">
      <style:text-properties fo:font-size="12pt" style:font-size-asian="12pt" style:language-asian="ru" style:country-asian="RU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style-complex="italic" style:font-weight-complex="bold"/>
    </style:style>
    <style:style style:name="T14" style:family="text">
      <style:text-properties fo:font-size="12pt" style:font-name-asian="Arial" style:font-size-asian="12pt" style:font-size-complex="12pt"/>
    </style:style>
    <style:style style:name="T15" style:family="text">
      <style:text-properties fo:color="#ff0000" fo:font-size="12pt" style:text-underline-style="none" fo:font-weight="bold" style:font-name-asian="Arial" style:font-size-asian="12pt" style:font-weight-asian="bold" style:font-size-complex="12pt" style:font-weight-complex="bold"/>
    </style:style>
    <style:style style:name="T16" style:family="text">
      <style:text-properties fo:color="#ff0000" fo:font-size="12pt" style:font-size-asian="12pt" style:font-size-complex="12pt" style:font-style-complex="italic" style:font-weight-complex="bold"/>
    </style:style>
    <style:style style:name="T17" style:family="text">
      <style:text-properties fo:color="#ff0000" fo:font-size="12pt" fo:font-weight="bold" style:font-size-asian="12pt" style:font-weight-asian="bold" style:font-size-complex="12pt" style:font-style-complex="italic" style:font-weight-complex="bold"/>
    </style:style>
    <style:style style:name="T18" style:family="text">
      <style:text-properties fo:color="#00b0f0" fo:font-size="12pt" fo:font-weight="bold" style:font-size-asian="12pt" style:font-weight-asian="bold" style:font-size-complex="12pt" style:font-style-complex="italic" style:font-weight-complex="bold"/>
    </style:style>
    <style:style style:name="T19" style:family="text">
      <style:text-properties style:use-window-font-color="true" fo:font-size="12pt" style:text-underline-style="none" fo:font-weight="bold" officeooo:rsid="0024e0ab" style:font-name-asian="Arial" style:font-size-asian="12pt" style:font-weight-asian="bold" style:font-size-complex="12pt" style:font-weight-complex="bold"/>
    </style:style>
    <style:style style:name="T20" style:family="text">
      <style:text-properties style:use-window-font-color="true" fo:font-size="12pt" officeooo:rsid="00170516" style:font-size-asian="12pt" style:font-size-complex="12pt" style:font-style-complex="italic" style:font-weight-complex="bold"/>
    </style:style>
    <style:style style:name="T21" style:family="text">
      <style:text-properties style:use-window-font-color="true" fo:font-size="12pt" officeooo:rsid="0024e0ab" style:font-size-asian="12pt" style:font-size-complex="12pt" style:font-style-complex="italic" style:font-weight-complex="bold"/>
    </style:style>
    <style:style style:name="T22" style:family="text">
      <style:text-properties style:use-window-font-color="true" fo:font-size="12pt" fo:font-weight="bold" style:font-size-asian="12pt" style:font-weight-asian="bold" style:font-size-complex="12pt" style:font-style-complex="italic" style:font-weight-complex="bold"/>
    </style:style>
    <style:style style:name="T23" style:family="text">
      <style:text-properties style:use-window-font-color="true" fo:font-size="12pt" fo:font-weight="bold" officeooo:rsid="001a06da" style:font-size-asian="12pt" style:font-weight-asian="bold" style:font-size-complex="12pt" style:font-style-complex="italic" style:font-weight-complex="bold"/>
    </style:style>
    <style:style style:name="T24" style:family="text">
      <style:text-properties style:use-window-font-color="true" fo:font-size="12pt" fo:font-weight="bold" officeooo:rsid="00170516" style:font-size-asian="12pt" style:font-weight-asian="bold" style:font-size-complex="12pt" style:font-style-complex="italic" style:font-weight-complex="bold"/>
    </style:style>
    <style:style style:name="T25" style:family="text">
      <style:text-properties style:use-window-font-color="true" officeooo:rsid="00170516"/>
    </style:style>
    <style:style style:name="T26" style:family="text">
      <style:text-properties style:use-window-font-color="true" fo:font-weight="normal" officeooo:rsid="0032dc8e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4"><text:span text:style-name="Internet_20_link"><text:span text:style-name="T2"/></text:span></text:p>
            <text:p text:style-name="P5"><text:span text:style-name="Internet_20_link"><text:span text:style-name="T2">«___»_____________20__г.</text:span></text:span></text:p>
          </table:table-cell>
          <table:table-cell table:style-name="Таблица1.A1" office:value-type="string">
            <text:p text:style-name="P3"><text:span text:style-name="Internet_20_link"><text:span text:style-name="T19">{{Получатель.Наименование}}</text:span></text:span><text:span text:style-name="Internet_20_link"><text:span text:style-name="T15"> </text:span></text:span></text:p>
            <text:p text:style-name="P8"><text:span text:style-name="T8">ИНН </text:span><text:span text:style-name="T11">{{Получатель.ИНН}}</text:span><text:span text:style-name="T14">,</text:span></text:p>
            <text:p text:style-name="P9">{{Получатель.АдресЮридический}}</text:p>
            <text:p text:style-name="P3"><text:span text:style-name="Internet_20_link"><text:span text:style-name="T3"/></text:span></text:p>
          </table:table-cell>
        </table:table-row>
      </table:table>
      <text:p text:style-name="Standard"><text:span text:style-name="Internet_20_link"><text:span text:style-name="T3"/></text:span></text:p>
      <text:p text:style-name="P6"/>
      <text:p text:style-name="P6"/>
      <text:p text:style-name="P7">ПРЕТЕНЗИЯ</text:p>
      <text:p text:style-name="P7">об оплате задолженности по договору</text:p>
      <text:p text:style-name="P7"/>
      <text:p text:style-name="P12"><text:span text:style-name="T5">Между </text:span><text:span text:style-name="T21">{{Получатель.Наименование}}</text:span><text:span text:style-name="T5"> <text:s/>и </text:span><text:span text:style-name="T21">{{Отправитель.Наименование}}</text:span><text:span text:style-name="T5"> </text:span><text:span text:style-name="T6">{{ДатаДоговора}}</text:span><text:span text:style-name="T16"> </text:span><text:span text:style-name="T5">заключен договор </text:span><text:span text:style-name="T20">{{НаименованиеДоговора}}</text:span><text:span text:style-name="T5"> (</text:span><text:span text:style-name="T7">далее - Договор</text:span><text:span text:style-name="T5">). </text:span></text:p>
      <text:p text:style-name="P11"><text:span text:style-name="T20">{{Содержание}}</text:span></text:p>
      <text:p text:style-name="P10"><text:span text:style-name="T10">Односторонний отказ от исполнения обязательств не допускается.</text:span><text:span text:style-name="T9"> На основании вышеизложенного, в соответствии с условиями договора и положениями действующего законодательства</text:span><text:span text:style-name="T10">, предлагаю</text:span><text:span text:style-name="T13"> в течение</text:span><text:span text:style-name="T18"> </text:span><text:span text:style-name="T23">{{Дни}}</text:span><text:span text:style-name="T13"> дней с момента получения Вами настоящей претензии</text:span><text:span text:style-name="T10">:</text:span></text:p>
      <text:p text:style-name="P10"><text:span text:style-name="T10">- <text:s/></text:span><text:span text:style-name="T13">погасить задолженность по договору в размере</text:span><text:span text:style-name="T18"> </text:span><text:span text:style-name="T24">{{Сумма}}</text:span><text:span text:style-name="T17"> </text:span><text:span text:style-name="T22">руб</text:span><text:span text:style-name="T13">.</text:span></text:p>
      <text:p text:style-name="P10"><text:span text:style-name="T12">В <text:s text:c="2"/>случае неисполнения настоящего требования об оплате сформировавшейся задолженности по договору будем вынуждены обратиться <text:s/>с <text:s/>исковым <text:s text:c="2"/>заявлением <text:s/>в суд в установленном</text:span><text:span text:style-name="T4"> </text:span><text:span text:style-name="T12">законодательством <text:s/>Российской <text:s/>Федерации <text:s/>порядке для защиты своих законных</text:span><text:span text:style-name="T4"> </text:span><text:span text:style-name="T12">прав и интересов.</text:span></text:p>
      <text:p text:style-name="P13"/>
      <text:p text:style-name="P13"/>
      <text:p text:style-name="P15">{{Отправитель.РуководительДолжность}}</text:p>
      <text:p text:style-name="P16"><text:span text:style-name="T25">{{Отправитель.Наименование}}</text:span><text:tab/> <text:s text:c="19"/><text:span text:style-name="T26">{{ShortName(Отправитель.РуководительФИО)}}</text:span></text:p>
      <text:p text:style-name="P14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next-style-name="Subtitle" style:class="extra">
      <style:paragraph-properties fo:line-height="0.423cm" fo:text-align="center" style:justify-single-word="false"/>
      <style:text-properties fo:font-size="11pt" fo:font-weight="bold" style:font-size-asian="11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keep-with-next="always"/>
      <style:text-properties fo:font-size="12pt" fo:font-weight="bold" style:font-size-asian="12pt" style:font-weight-asian="bold"/>
    </style:style>
    <style:style style:name="Название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sNormal" style:family="paragraph">
      <style:paragraph-properties fo:margin-left="0cm" fo:margin-right="0cm" fo:orphans="2" fo:widows="2" fo:hyphenation-ladder-count="no-limit" fo:text-indent="1.27cm" style:auto-text-indent="false"/>
      <style:text-properties style:use-window-font-color="true" style:font-name="Consultant" fo:font-family="Consultant, 'Courier New'" style:font-family-generic="modern" fo:font-size="10pt" fo:language="ru" fo:country="RU" style:font-name-asian="Arial" style:font-family-asian="Arial" style:font-family-generic-asian="swiss" style:font-pitch-asian="variable" style:font-size-asian="10pt" style:font-name-complex="Consultant" style:font-family-complex="Consultant, 'Courier New'" style:font-family-generic-complex="modern" style:font-size-complex="10pt" style:language-complex="ar" style:country-complex="SA"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1" style:display-name="Основной текст 21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tyle="italic" fo:font-weight="bold" style:font-style-asian="italic" style:font-weight-asian="bold"/>
    </style:style>
    <style:style style:name="WW8Num3z0" style:family="text">
      <style:text-properties fo:font-size="12pt" style:font-size-asian="12pt" style:font-size-complex="12pt"/>
    </style:style>
    <style:style style:name="Основной_20_шрифт_20_абзаца" style:display-name="Основной шрифт абзаца" style:family="text"/>
    <style:style style:name="WW8Num4z0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font-style="italic" fo:font-weight="bold" style:font-style-asian="italic" style:font-weight-asian="bold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2pt" style:font-size-asian="12pt" style:font-size-complex="12pt"/>
    </style:style>
    <style:style style:name="Основной_20_шрифт_20_абзаца2" style:display-name="Основной шрифт абзаца2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fo:font-style="italic" fo:font-weight="bold" style:font-style-asian="italic" style:font-weight-asian="bold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1" style:display-name="Основной шрифт абзаца1" style:family="text"/>
    <style:style style:name="Page_20_Number" style:display-name="Page Number" style:family="text" style:parent-style-name="Основной_20_шрифт_20_абзаца1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page-layout style:name="Mpm1">
      <style:page-layout-properties fo:page-width="21.001cm" fo:page-height="29.7cm" style:num-format="1" style:print-orientation="portrait" fo:margin-top="0.751cm" fo:margin-bottom="1.27cm" fo:margin-left="1.501cm" fo:margin-right="1.004cm" fo:background-color="#ffffff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2cm" fo:margin-left="0cm" fo:margin-right="0cm" fo:margin-bottom="0.32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 О Г О В О Р</dc:title>
    <dc:subject>об оказании консультационных правововых услуг</dc:subject>
    <meta:initial-creator>Воронцов Антон Александрович</meta:initial-creator>
    <meta:creation-date>2019-04-17T15:04:00</meta:creation-date>
    <dc:date>2019-12-28T07:42:51.154555898</dc:date>
    <meta:print-date>2018-01-26T11:28:00</meta:print-date>
    <meta:editing-cycles>30</meta:editing-cycles>
    <meta:editing-duration>PT1H45M19S</meta:editing-duration>
    <meta:generator>LibreOffice/4.2.8.2$Linux_x86 LibreOffice_project/420m0$Build-2</meta:generator>
    <meta:document-statistic meta:table-count="1" meta:image-count="0" meta:object-count="0" meta:page-count="1" meta:paragraph-count="13" meta:word-count="97" meta:character-count="1017" meta:non-whitespace-character-count="899"/>
  </office:meta>
</office:document-meta>
</file>